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Basic/Standard/script-lb.xml" manifest:media-type="text/xml"/>
  <manifest:file-entry manifest:full-path="Basic/Dialogs/Module1.xml" manifest:media-type="text/xml"/>
  <manifest:file-entry manifest:full-path="Basic/Dialogs/script-lb.xml" manifest:media-type="text/xml"/>
  <manifest:file-entry manifest:full-path="Basic/script-lc.xml" manifest:media-type="text/xml"/>
  <manifest:file-entry manifest:full-path="meta.xml" manifest:media-type="text/xml"/>
  <manifest:file-entry manifest:full-path="Dialogs/Standard/dialog-lb.xml" manifest:media-type="text/xml"/>
  <manifest:file-entry manifest:full-path="Dialogs/Dialogs/Dialog1.xml" manifest:media-type="text/xml"/>
  <manifest:file-entry manifest:full-path="Dialogs/Dialogs/dialog-lb.xml" manifest:media-type="text/xml"/>
  <manifest:file-entry manifest:full-path="Dialogs/dialog-lc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Distribution Channel</text:p>
          </table:table-cell>
          <table:table-cell office:value-type="string" calcext:value-type="string">
            <text:p>Profit per Unit Sold ($)</text:p>
          </table:table-cell>
          <table:table-cell office:value-type="string" calcext:value-type="string">
            <text:p>Advertising Cost per Unit Sold ($)</text:p>
          </table:table-cell>
          <table:table-cell office:value-type="string" calcext:value-type="string">
            <text:p>Personal Sales Effort per Unit Sold (hours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ine distributors</text:p>
          </table:table-cell>
          <table:table-cell office:value-type="float" office:value="90" calcext:value-type="float">
            <text:p>9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siness Distributors</text:p>
          </table:table-cell>
          <table:table-cell office:value-type="float" office:value="84" calcext:value-type="float">
            <text:p>8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tional Retail Stores</text:p>
          </table:table-cell>
          <table:table-cell office:value-type="float" office:value="70" calcext:value-type="float">
            <text:p>7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rect Mail</text:p>
          </table:table-cell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24.99999999211" calcext:value-type="float">
            <text:p>24.999999992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425.00000000257" calcext:value-type="float">
            <text:p>425.0000000025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50.000000005259" calcext:value-type="float">
            <text:p>150.00000000525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0.0000000000617529057723991" calcext:value-type="float">
            <text:p>6.17529057723991E-11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Advertising Cost</text:p>
          </table:table-cell>
          <table:table-cell table:formula="of:=SUMPRODUCT([.B7:.B10];[.C2:.C5])" office:value-type="float" office:value="4999.99999998991" calcext:value-type="float">
            <text:p>4999.99999998991</text:p>
          </table:table-cell>
          <table:table-cell office:value-type="string" calcext:value-type="string">
            <text:p>&lt;=</text:p>
          </table:table-cell>
          <table:table-cell office:value-type="float" office:value="5000" calcext:value-type="float">
            <text:p>50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ales Time Used</text:p>
          </table:table-cell>
          <table:table-cell table:formula="of:=SUMPRODUCT([.B7:.B10];[.D2:.D5])" office:value-type="float" office:value="1775.0000000077" calcext:value-type="float">
            <text:p>1775.0000000077</text:p>
          </table:table-cell>
          <table:table-cell office:value-type="string" calcext:value-type="string">
            <text:p>&lt;=</text:p>
          </table:table-cell>
          <table:table-cell office:value-type="float" office:value="1800" calcext:value-type="float">
            <text:p>18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adios produced</text:p>
          </table:table-cell>
          <table:table-cell table:formula="of:=SUM([.B7:.B10])" office:value-type="float" office:value="600" calcext:value-type="float">
            <text:p>600</text:p>
          </table:table-cell>
          <table:table-cell office:value-type="string" calcext:value-type="string">
            <text:p>`=</text:p>
          </table:table-cell>
          <table:table-cell office:value-type="float" office:value="600" calcext:value-type="float">
            <text:p>6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tail Distribution</text:p>
          </table:table-cell>
          <table:table-cell table:formula="of:=[.B9]" office:value-type="float" office:value="150.000000005259" calcext:value-type="float">
            <text:p>150.000000005259</text:p>
          </table:table-cell>
          <table:table-cell office:value-type="string" calcext:value-type="string">
            <text:p>&gt;=</text:p>
          </table:table-cell>
          <table:table-cell office:value-type="float" office:value="150" calcext:value-type="float">
            <text:p>150</text:p>
          </table:table-cell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office:value-type="string" calcext:value-type="string">
            <text:p>Profit:</text:p>
          </table:table-cell>
          <table:table-cell table:formula="of:=SUMPRODUCT([.B7:.B10];[.B2:.B5])" office:value-type="float" office:value="48449.9999998776" calcext:value-type="float">
            <text:p>48449.9999998776</text:p>
          </table:table-cell>
          <table:table-cell table:number-columns-repeated="3"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5"/>
          <table:table-cell office:value-type="float" office:value="48449.9999998776" calcext:value-type="float">
            <text:p>48449.999999877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04">00/00/0000</text:date>, <text:time style:data-style-name="N2" text:time-value="16:24:11.36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4T10:31:31.738000000</meta:creation-date>
    <meta:generator>LibreOffice/6.1.4.2$Windows_X86_64 LibreOffice_project/9d0f32d1f0b509096fd65e0d4bec26ddd1938fd3</meta:generator>
    <dc:date>2019-01-04T16:33:52.951000000</dc:date>
    <meta:editing-duration>PT13M27S</meta:editing-duration>
    <meta:editing-cycles>2</meta:editing-cycles>
    <meta:document-statistic meta:table-count="1" meta:cell-count="47" meta:object-count="0"/>
  </office:meta>
</office:document-meta>
</file>

<file path=Basic/Dialogs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REM  *****  BASIC  *****

Sub Main
	dim Variables(3) as object
	dim Constraints(3) as object
	
	oDoc = ThisComponent
	Sheet = oDoc.Sheets(0)	
	
	smgr = GetProcessServiceManager()
	solver = smgr.createInstance("com.sun.star.sheet.Solver")
	solver.AssumeNonNegative = True
	
	solver.Document = oDoc
	objectiveCell = Sheet.getCellByPosition(2,17)
	solver.Objective = objectiveCell.CellAddress
	
	
	
	for i=0 to 3
		Variables(i) = Sheet.getCellByPosition(1,6+i).CellAddress
	Next i
	
	solver.Variables = Variables()
	for i=0 to 3
		redim constraint as New com.sun.star.sheet.SolverConstraint
		Constraints(i) = constraint
		Constraints(i).Left = Sheet.getCellByPosition(2,11+i).CellAddress
		Constraints(i).Right = Sheet.getCellByPosition(4,11+i).Value
		operator = Sheet.getCellByPosition(3,11+i).String
		If operator = "&lt;=" then
			Constraints(i).Operator = com.sun.star.sheet.SolverConstraintOperator.LESS_EQUAL
		elseif operator = "&gt;=" then
			Constraints(i).Operator = com.sun.star.sheet.SolverConstraintOperator.GREATER_EQUAL
		elseif operator = "`=" then
			Constraints(i).Operator = com.sun.star.sheet.SolverConstraintOperator.EQUAL
		end if
	Next i
	
	solver.Constraints = Constraints()
	
	solver.Maximize = True
	solver.Solve()
	
	Sheet.getCellByPosition(5,20).Value = solver.ResultValue
	
End Sub
</script:module>
</file>

<file path=Basic/Dialogs/script-lb.xml><?xml version="1.0" encoding="utf-8"?>
<!DOCTYPE library  PUBLIC '-//OpenOffice.org//DTD OfficeDocument 1.0//EN'  'library.dtd'>
<library:library xmlns:library="http://openoffice.org/2000/library" library:name="Dialogs" library:readonly="false" library:passwordprotected="false">
  <library:element library:name="Module1"/>
</library:library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Dialogs" library:link="false"/>
</library:libraries>
</file>

<file path=Dialogs/Dialogs/Dialog1.xml><?xml version="1.0" encoding="utf-8"?>
<!DOCTYPE window  PUBLIC '-//OpenOffice.org//DTD OfficeDocument 1.0//EN'  'dialog.dtd'>
<dlg:window xmlns:dlg="http://openoffice.org/2000/dialog" xmlns:script="http://openoffice.org/2000/script" dlg:style-id="0" dlg:id="Dialog1" dlg:left="94" dlg:top="30" dlg:width="376" dlg:height="234" dlg:closeable="true" dlg:moveable="true">
  <dlg:styles>
    <dlg:style dlg:style-id="0" dlg:background-color="0xeeeeee"/>
  </dlg:styles>
</dlg:window>
</file>

<file path=Dialogs/Dialogs/dialog-lb.xml><?xml version="1.0" encoding="utf-8"?>
<!DOCTYPE library  PUBLIC '-//OpenOffice.org//DTD OfficeDocument 1.0//EN'  'library.dtd'>
<library:library xmlns:library="http://openoffice.org/2000/library" library:name="Dialogs" library:readonly="false" library:passwordprotected="false">
  <library:element library:name="Dialog1"/>
</library:library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Dialogs" library:link="false"/>
</library:libraries>
</file>